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500000090673BE48CB7A51C3F.png" manifest:media-type="image/png"/>
  <manifest:file-entry manifest:full-path="Pictures/10000000000001BF000000BA99EF644B38EEE51B.png" manifest:media-type="image/png"/>
  <manifest:file-entry manifest:full-path="Pictures/10000000000001980000009FD4D284691791C631.png" manifest:media-type="image/png"/>
  <manifest:file-entry manifest:full-path="Pictures/10000000000000990000008E3FE419DDC85AEB9E.png" manifest:media-type="image/png"/>
  <manifest:file-entry manifest:full-path="Pictures/10000000000001E000000093BEEB4F7976EE4417.png" manifest:media-type="image/png"/>
  <manifest:file-entry manifest:full-path="Pictures/10000000000001EE0000009927D65BE2B6E28A9F.png" manifest:media-type="image/png"/>
  <manifest:file-entry manifest:full-path="Pictures/100000000000008F000000934D50BB8EFB2FA7A9.png" manifest:media-type="image/png"/>
  <manifest:file-entry manifest:full-path="Pictures/100000000000019B0000009046A60961CE100F55.png" manifest:media-type="image/png"/>
  <manifest:file-entry manifest:full-path="Pictures/1000000000000200000000BCF9C315F099A4BFC6.png" manifest:media-type="image/png"/>
  <manifest:file-entry manifest:full-path="Pictures/100000000000023C000000A4B44E75AE4E936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7d4" officeooo:paragraph-rsid="000297d4"/>
    </style:style>
    <style:style style:name="T1" style:family="text">
      <style:text-properties officeooo:rsid="00029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paragraph" svg:x="0.002cm" svg:y="0.028cm" svg:width="2.346cm" svg:height="2.54cm" draw:z-index="3"><draw:image xlink:href="Pictures/100000000000008500000090673BE48CB7A51C3F.png" xlink:type="simple" xlink:show="embed" xlink:actuate="onLoad" loext:mime-type="image/png"/></draw:frame><draw:frame draw:style-name="fr1" draw:name="Image1" text:anchor-type="paragraph" svg:x="9.125cm" svg:y="0.104cm" svg:width="7.885cm" svg:height="3.281cm" draw:z-index="0"><draw:image xlink:href="Pictures/10000000000001BF000000BA99EF644B38EEE51B.png" xlink:type="simple" xlink:show="embed" xlink:actuate="onLoad" loext:mime-type="image/png"/></draw:frame><text:span text:style-name="T1">Échelle en bambou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002cm" svg:y="0.132cm" svg:width="2.699cm" svg:height="2.505cm" draw:z-index="4"><draw:image xlink:href="Pictures/10000000000000990000008E3FE419DDC85AEB9E.png" xlink:type="simple" xlink:show="embed" xlink:actuate="onLoad" loext:mime-type="image/png"/></draw:frame></text:p>
      <text:p text:style-name="P1">Casque de mineur</text:p>
      <text:p text:style-name="Standard"><draw:frame draw:style-name="fr1" draw:name="Image2" text:anchor-type="paragraph" svg:x="8.855cm" svg:y="0.434cm" svg:width="8.467cm" svg:height="2.593cm" draw:z-index="1"><draw:image xlink:href="Pictures/10000000000001E000000093BEEB4F7976EE441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8" text:anchor-type="paragraph" svg:x="0.002cm" svg:y="0.201cm" svg:width="2.522cm" svg:height="2.593cm" draw:z-index="6"><draw:image xlink:href="Pictures/100000000000008F000000934D50BB8EFB2FA7A9.png" xlink:type="simple" xlink:show="embed" xlink:actuate="onLoad" loext:mime-type="image/png"/></draw:frame></text:p>
      <text:p text:style-name="P1">Totem de santé</text:p>
      <text:p text:style-name="Standard"/>
      <text:p text:style-name="Standard"><draw:frame draw:style-name="fr1" draw:name="Image3" text:anchor-type="paragraph" svg:x="9.421cm" svg:y="0.284cm" svg:width="7.25cm" svg:height="2.54cm" draw:z-index="2"><draw:image xlink:href="Pictures/100000000000019B0000009046A60961CE100F5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7" text:anchor-type="paragraph" svg:x="-0.011cm" svg:y="0.153cm" svg:width="7.197cm" svg:height="2.805cm" draw:z-index="5"><draw:image xlink:href="Pictures/10000000000001980000009FD4D284691791C63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" text:anchor-type="paragraph" svg:x="8.22cm" svg:y="0.236cm" svg:width="9.031cm" svg:height="3.316cm" draw:z-index="8"><draw:image xlink:href="Pictures/1000000000000200000000BCF9C315F099A4BFC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paragraph" svg:x="-0.099cm" svg:y="0.071cm" svg:width="8.714cm" svg:height="2.699cm" draw:z-index="7"><draw:image xlink:href="Pictures/10000000000001EE0000009927D65BE2B6E28A9F.png" xlink:type="simple" xlink:show="embed" xlink:actuate="onLoad" loext:mime-type="image/png"/></draw:frame><draw:frame draw:style-name="fr1" draw:name="Image9" text:anchor-type="paragraph" svg:x="7.241cm" svg:y="1.926cm" svg:width="10.089cm" svg:height="2.893cm" draw:z-index="9"><draw:image xlink:href="Pictures/100000000000023C000000A4B44E75AE4E9367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05:34.676000000</meta:creation-date>
    <meta:generator>LibreOffice/6.2.7.1$Windows_X86_64 LibreOffice_project/23edc44b61b830b7d749943e020e96f5a7df63bf</meta:generator>
    <dc:date>2021-02-21T17:26:01.170000000</dc:date>
    <meta:editing-duration>PT9M44S</meta:editing-duration>
    <meta:editing-cycles>1</meta:editing-cycles>
    <meta:document-statistic meta:table-count="0" meta:image-count="10" meta:object-count="0" meta:page-count="1" meta:paragraph-count="3" meta:word-count="9" meta:character-count="47" meta:non-whitespace-character-count="41"/>
  </office:meta>
</office:document-meta>
</file>